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Linear Regressions for Raw Euler Distances" draw:style-name="gr1" draw:text-style-name="P1" svg:width="339.51pt" svg:height="173.91pt" svg:x="203.84pt" svg:y="288.79pt">
            <loext:p draw:notify-on-update-of-ranges="Sheet1.A30:Sheet1.A49 Sheet1.B27:Sheet1.B27 Sheet1.B30:Sheet1.B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ubjects</text:p>
          </table:table-cell>
          <table:table-cell office:value-type="string" calcext:value-type="string">
            <text:p>Group 1 Eu</text:p>
          </table:table-cell>
          <table:table-cell office:value-type="string" calcext:value-type="string">
            <text:p>Group 2 Eu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.22" calcext:value-type="float">
            <text:p>10.22</text:p>
          </table:table-cell>
          <table:table-cell office:value-type="float" office:value="13.93" calcext:value-type="float">
            <text:p>13.9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.18" calcext:value-type="float">
            <text:p>15.18</text:p>
          </table:table-cell>
          <table:table-cell office:value-type="float" office:value="20.03" calcext:value-type="float">
            <text:p>20.03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.55" calcext:value-type="float">
            <text:p>11.55</text:p>
          </table:table-cell>
          <table:table-cell office:value-type="float" office:value="12.82" calcext:value-type="float">
            <text:p>12.82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.07" calcext:value-type="float">
            <text:p>12.07</text:p>
          </table:table-cell>
          <table:table-cell office:value-type="float" office:value="13.58" calcext:value-type="float">
            <text:p>13.58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85" calcext:value-type="float">
            <text:p>6.85</text:p>
          </table:table-cell>
          <table:table-cell office:value-type="float" office:value="15.56" calcext:value-type="float">
            <text:p>15.56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.91" calcext:value-type="float">
            <text:p>9.91</text:p>
          </table:table-cell>
          <table:table-cell office:value-type="float" office:value="7.62" calcext:value-type="float">
            <text:p>7.62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57" calcext:value-type="float">
            <text:p>5.57</text:p>
          </table:table-cell>
          <table:table-cell office:value-type="float" office:value="13.66" calcext:value-type="float">
            <text:p>13.66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68" calcext:value-type="float">
            <text:p>8.68</text:p>
          </table:table-cell>
          <table:table-cell table:style-name="ce1" office:value-type="float" office:value="12.24" calcext:value-type="float">
            <text:p>12.2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.41" calcext:value-type="float">
            <text:p>10.41</text:p>
          </table:table-cell>
          <table:table-cell office:value-type="float" office:value="7.72" calcext:value-type="float">
            <text:p>7.7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.67" calcext:value-type="float">
            <text:p>9.67</text:p>
          </table:table-cell>
          <table:table-cell office:value-type="float" office:value="8.48" calcext:value-type="float">
            <text:p>8.4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.75" calcext:value-type="float">
            <text:p>10.75</text:p>
          </table:table-cell>
          <table:table-cell office:value-type="float" office:value="8.31" calcext:value-type="float">
            <text:p>8.31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6" calcext:value-type="float">
            <text:p>10.56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26" calcext:value-type="float">
            <text:p>4.26</text:p>
          </table:table-cell>
          <table:table-cell office:value-type="float" office:value="11.92" calcext:value-type="float">
            <text:p>11.92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.97" calcext:value-type="float">
            <text:p>8.97</text:p>
          </table:table-cell>
          <table:table-cell office:value-type="float" office:value="7.52" calcext:value-type="float">
            <text:p>7.52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.03" calcext:value-type="float">
            <text:p>8.03</text:p>
          </table:table-cell>
          <table:table-cell office:value-type="float" office:value="4.03" calcext:value-type="float">
            <text:p>4.03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8.35" calcext:value-type="float">
            <text:p>8.35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79" calcext:value-type="float">
            <text:p>7.79</text:p>
          </table:table-cell>
          <table:table-cell office:value-type="float" office:value="7.44" calcext:value-type="float">
            <text:p>7.44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.43" calcext:value-type="float">
            <text:p>6.43</text:p>
          </table:table-cell>
          <table:table-cell office:value-type="float" office:value="4.09" calcext:value-type="float">
            <text:p>4.09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.59" calcext:value-type="float">
            <text:p>3.59</text:p>
          </table:table-cell>
          <table:table-cell office:value-type="float" office:value="4.34" calcext:value-type="float">
            <text:p>4.34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.64" calcext:value-type="float">
            <text:p>5.64</text:p>
          </table:table-cell>
          <table:table-cell office:value-type="float" office:value="4.58" calcext:value-type="float">
            <text:p>4.58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.59" calcext:value-type="float">
            <text:p>5.59</text:p>
          </table:table-cell>
          <table:table-cell office:value-type="float" office:value="5.1" calcext:value-type="float">
            <text:p>5.1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4.11" calcext:value-type="float">
            <text:p>4.11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.5" calcext:value-type="float">
            <text:p>5.5</text:p>
          </table:table-cell>
          <table:table-cell office:value-type="float" office:value="4.77" calcext:value-type="float">
            <text:p>4.77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.02" calcext:value-type="float">
            <text:p>4.02</text:p>
          </table:table-cell>
          <table:table-cell office:value-type="float" office:value="5.24" calcext:value-type="float">
            <text:p>5.2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bjects</text:p>
          </table:table-cell>
          <table:table-cell office:value-type="string" calcext:value-type="string">
            <text:p>Max Eu Dist</text:p>
          </table:table-cell>
          <table:table-cell office:value-type="string" calcext:value-type="string">
            <text:p>Est. Eu Dist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ce2" table:formula="of:=(19.0225676337-(4.6882289084*LN([.A28]/100)))" office:value-type="float" office:value="25.5218329330542" calcext:value-type="float">
            <text:p>25.521832933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2" table:formula="of:=(19.0225676337-(4.6882289084*LN([.A29]/100)))" office:value-type="float" office:value="22.2722002833771" calcext:value-type="float">
            <text:p>22.272200283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AX([.B2:.C3])" office:value-type="float" office:value="20.03" calcext:value-type="float">
            <text:p>20.03</text:p>
          </table:table-cell>
          <table:table-cell table:style-name="ce2" table:formula="of:=(19.0225676337-(4.6882289084*LN([.A30]/100)))" office:value-type="float" office:value="19.0225676337" calcext:value-type="float">
            <text:p>19.0225676337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MAX([.B4:.C6])" office:value-type="float" office:value="15.56" calcext:value-type="float">
            <text:p>15.56</text:p>
          </table:table-cell>
          <table:table-cell table:style-name="ce2" table:formula="of:=(19.0225676337-(4.6882289084*LN([.A31]/100)))" office:value-type="float" office:value="15.7729349840229" calcext:value-type="float">
            <text:p>15.772934984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MAX([.B7:.C9])" office:value-type="float" office:value="13.66" calcext:value-type="float">
            <text:p>13.66</text:p>
          </table:table-cell>
          <table:table-cell table:style-name="ce2" table:formula="of:=(19.0225676337-(4.6882289084*LN([.A32]/100)))" office:value-type="float" office:value="13.8720217428427" calcext:value-type="float">
            <text:p>13.872021742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MAX([.B10:.C12])" office:value-type="float" office:value="10.75" calcext:value-type="float">
            <text:p>10.75</text:p>
          </table:table-cell>
          <table:table-cell table:style-name="ce2" table:formula="of:=(19.0225676337-(4.6882289084*LN([.A33]/100)))" office:value-type="float" office:value="12.5233023343458" calcext:value-type="float">
            <text:p>12.5233023343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MAX([.B13:.C15])" office:value-type="float" office:value="11.92" calcext:value-type="float">
            <text:p>11.92</text:p>
          </table:table-cell>
          <table:table-cell table:style-name="ce2" table:formula="of:=(19.0225676337-(4.6882289084*LN([.A34]/100)))" office:value-type="float" office:value="11.4771542863515" calcext:value-type="float">
            <text:p>11.4771542864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MAX([.B16:.C18])" office:value-type="float" office:value="8.35" calcext:value-type="float">
            <text:p>8.35</text:p>
          </table:table-cell>
          <table:table-cell table:style-name="ce2" table:formula="of:=(19.0225676337-(4.6882289084*LN([.A39]/100)))" office:value-type="float" office:value="8.22752163667441" calcext:value-type="float">
            <text:p>8.2275216367</text:p>
          </table:table-cell>
          <table:table-cell/>
          <table:table-cell table:style-name="ce3" office:value-type="string" calcext:value-type="string">
            <text:p>R^2</text:p>
          </table:table-cell>
          <table:table-cell table:formula="of:=CORREL([.B30:.B49];[.C30:.C49])^2" office:value-type="float" office:value="0.971467019115225" calcext:value-type="float">
            <text:p>0.971467019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MAX([.B19:.C22])" office:value-type="float" office:value="6.43" calcext:value-type="float">
            <text:p>6.43</text:p>
          </table:table-cell>
          <table:table-cell table:style-name="ce2" table:formula="of:=(19.0225676337-(4.6882289084*LN([.A44]/100)))" office:value-type="float" office:value="6.32660839549419" calcext:value-type="float">
            <text:p>6.3266083955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5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5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MAX([.B23:.C25])" office:value-type="float" office:value="5.5" calcext:value-type="float">
            <text:p>5.5</text:p>
          </table:table-cell>
          <table:table-cell table:style-name="ce2" table:formula="of:=(19.0225676337-(4.6882289084*LN([.A49]/100)))" office:value-type="float" office:value="4.97788898699732" calcext:value-type="float">
            <text:p>4.97788898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0/00/0000</text:date>, <text:time style:data-style-name="N2" text:time-value="11:22:17.5939325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5:15:34.783717177</meta:creation-date>
    <dc:date>2019-10-04T11:26:59.616687052</dc:date>
    <meta:editing-duration>PT31M27S</meta:editing-duration>
    <meta:editing-cycles>7</meta:editing-cycles>
    <meta:generator>LibreOffice/5.1.6.2$Linux_X86_64 LibreOffice_project/10m0$Build-2</meta:generator>
    <meta:document-statistic meta:table-count="1" meta:cell-count="12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50" loext:regression-force-intercept="false" loext:regression-intercept-value="0" chart:regression-type="logarithmic"/>
      <style:graphic-properties svg:stroke-color="#ff420e"/>
    </style:style>
    <style:style style:name="ch8" style:family="chart">
      <style:text-properties fo:color="#ff420e"/>
    </style:style>
    <style:style style:name="ch9" style:family="chart">
      <style:chart-properties chart:solid-type="cuboid" chart:symbol-type="named-symbol" chart:symbol-name="diamond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78cm" svg:height="6.136cm" xlink:href=".." xlink:type="simple" chart:class="chart:line" chart:style-name="ch1">
        <chart:legend svg:x="7.428cm" svg:y="3.068cm" style:legend-expansion="custom" chartooo:width="4.397cm" chartooo:height="2.72cm" style:legend-expansion-aspect-ratio="1.61654411764706" chart:style-name="ch2"/>
        <chart:plot-area chart:style-name="ch3" table:cell-range-address="Sheet1.A30:Sheet1.B49 Sheet1.B27:Sheet1.B27" chart:data-source-has-labels="both" svg:x="-0.075cm" svg:y="0.229cm" svg:width="6.987cm" svg:height="6.32cm">
          <chartooo:coordinate-region svg:x="0.546cm" svg:y="0.428cm" svg:width="6.366cm" svg:height="5.067cm"/>
          <chart:axis chart:dimension="x" chart:name="primary-x" chart:style-name="ch4" chartooo:axis-type="auto">
            <chartooo:date-scale/>
            <chart:categories table:cell-range-address="Sheet1.A30:Sheet1.A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0:Sheet1.B49" chart:label-cell-address="Sheet1.B27:Sheet1.B27" chart:class="chart:line">
            <chart:regression-curve chart:style-name="ch7">
              <chart:equation chart:display-equation="true" chart:display-r-square="true" svg:x="5.623cm" svg:y="0.415cm" chart:style-name="ch8"/>
            </chart:regression-curve>
            <chart:data-point chart:repeated="4"/>
            <chart:data-point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Eu Dist</text:p>
                <draw:g>
                  <svg:desc>Sheet1.B27:Sheet1.B27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30:Sheet1.A49</svg:desc>
                </draw:g>
              </table:table-cell>
              <table:table-cell office:value-type="float" office:value="20.03">
                <text:p>20.03</text:p>
                <draw:g>
                  <svg:desc>Sheet1.B30:Sheet1.B49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5">
                <text:p>5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